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33000000331F197E61.png"/>
  <manifest:file-entry manifest:media-type="image/png" manifest:full-path="Pictures/10000000000000330000003479AA6A84.png"/>
  <manifest:file-entry manifest:media-type="image/png" manifest:full-path="Pictures/100000000000003300000033898151B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4cm" svg:height="1.25cm" svg:x="1cm" svg:y="4cm">
          <draw:text-box>
            <text:p text:style-name="P1">None</text:p>
          </draw:text-box>
        </draw:frame>
        <draw:frame draw:style-name="gr1" draw:layer="layout" svg:width="4cm" svg:height="1.25cm" svg:x="5cm" svg:y="4cm">
          <draw:text-box>
            <text:p text:style-name="P1">Terminate</text:p>
          </draw:text-box>
        </draw:frame>
        <draw:frame draw:style-name="gr1" draw:layer="layout" svg:width="4cm" svg:height="1.25cm" svg:x="9cm" svg:y="4cm">
          <draw:text-box>
            <text:p text:style-name="P1">Error</text:p>
          </draw:text-box>
        </draw:frame>
        <draw:frame draw:style-name="gr2" draw:text-style-name="P1" draw:layer="layout" svg:width="1.348cm" svg:height="1.348cm" svg:x="2.3cm" svg:y="2.352cm">
          <draw:image xlink:href="Pictures/1000000000000033000000331F197E61.png" xlink:type="simple" xlink:show="embed" xlink:actuate="onLoad">
            <text:p/>
          </draw:image>
        </draw:frame>
        <draw:frame draw:style-name="gr2" draw:text-style-name="P1" draw:layer="layout" svg:width="1.348cm" svg:height="1.348cm" svg:x="10.252cm" svg:y="2.4cm">
          <draw:image xlink:href="Pictures/100000000000003300000033898151BD.png" xlink:type="simple" xlink:show="embed" xlink:actuate="onLoad">
            <text:p/>
          </draw:image>
        </draw:frame>
        <draw:frame draw:style-name="gr2" draw:text-style-name="P1" draw:layer="layout" svg:width="1.348cm" svg:height="1.375cm" svg:x="6.252cm" svg:y="2.325cm">
          <draw:image xlink:href="Pictures/10000000000000330000003479AA6A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10T12:49:02</dc:date>
    <meta:editing-duration>PT54M37S</meta:editing-duration>
    <meta:editing-cycles>19</meta:editing-cycles>
    <meta:generator>LibreOffice/3.4$Unix LibreOffice_project/340m1$Build-203</meta:generator>
    <meta:document-statistic meta:object-count="6"/>
  </office:meta>
</office:document-meta>
</file>